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559cm" fo:min-width="0.309cm"/>
      <style:paragraph-properties style:writing-mode="lr-tb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0.559cm" fo:min-width="0.309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036cm" fo:min-width="19.09cm"/>
      <style:paragraph-properties style:writing-mode="lr-tb"/>
    </style:style>
    <style:style style:name="gr5" style:family="graphic" style:parent-style-name="objectwithoutfill">
      <style:graphic-properties draw:stroke="dash" draw:stroke-dash="Ultrafine_20_Dashed" svg:stroke-width="0.212cm" svg:stroke-color="#bf0041" draw:marker-start-width="0.517cm" draw:marker-end="Arrow" draw:marker-end-width="0.617cm" draw:fill="solid" draw:textarea-vertical-align="middle" fo:padding-top="0.23cm" fo:padding-bottom="0.23cm" fo:padding-left="0.355cm" fo:padding-right="0.355cm"/>
    </style:style>
    <style:style style:name="gr6" style:family="graphic" style:parent-style-name="objectwithoutfill">
      <style:graphic-properties draw:stroke="dash" draw:stroke-dash="Ultrafine_20_Dashed" svg:stroke-width="0.212cm" svg:stroke-color="#bf0041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draw:textarea-horizontal-align="justify" draw:textarea-vertical-align="top" draw:auto-grow-height="false" fo:min-height="2.675cm" fo:min-width="19.08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top" draw:auto-grow-height="false" fo:min-height="7.878cm" fo:min-width="9.279cm"/>
      <style:paragraph-properties style:writing-mode="lr-tb"/>
    </style:style>
    <style:style style:name="gr9" style:family="graphic" style:parent-style-name="standard">
      <style:graphic-properties draw:fill-color="#ff0000" draw:textarea-horizontal-align="justify" draw:textarea-vertical-align="middle" draw:auto-grow-height="false" fo:min-height="0.47cm" fo:min-width="0.30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000000"/>
      <style:paragraph-properties fo:text-align="center" style:writing-mode="lr-tb"/>
    </style:style>
    <style:style style:name="P3" style:family="paragraph">
      <loext:graphic-properties draw:fill-color="#ff0000"/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start"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color="#c9211e"/>
    </style:style>
    <style:style style:name="T2" style:family="text">
      <style:text-properties fo:color="#ffffff"/>
    </style:style>
    <style:style style:name="T3" style:family="text">
      <style:text-properties fo:color="#000000"/>
    </style:style>
    <style:style style:name="T4" style:family="text">
      <style:text-properties fo:color="#c9211e" fo:font-weight="bold" style:font-weight-asian="bold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1" draw:style-name="dp1" draw:master-page-name="Default">
        <draw:custom-shape draw:style-name="gr1" draw:text-style-name="P2" draw:layer="layout" svg:width="1.143cm" svg:height="1.143cm" svg:x="11.287cm" svg:y="3.667cm">
          <text:p text:style-name="P1">5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43cm" svg:height="1.143cm" svg:x="7.858cm" svg:y="5.826cm">
          <text:p text:style-name="P1">3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43cm" svg:height="1.143cm" svg:x="14.97cm" svg:y="5.699cm">
          <text:p text:style-name="P1">8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43cm" svg:height="1.143cm" svg:x="4.429cm" svg:y="8.239cm">
          <text:p text:style-name="P1">2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43cm" svg:height="1.143cm" svg:x="9.128cm" svg:y="8.366cm">
          <text:p text:style-name="P1">4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43cm" svg:height="1.143cm" svg:x="13.192cm" svg:y="8.366cm">
          <text:p text:style-name="P1">7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43cm" svg:height="1.143cm" svg:x="17.764cm" svg:y="8.112cm">
          <text:p text:style-name="P1">8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43cm" svg:height="1.143cm" svg:x="2.143cm" svg:y="10.652cm">
          <text:p text:style-name="P1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43cm" svg:height="1.143cm" svg:x="5.352cm" svg:y="10.652cm">
          <text:p text:style-name="P1">3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43cm" svg:height="1.143cm" svg:x="10.144cm" svg:y="10.652cm">
          <text:p text:style-name="P1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43cm" svg:height="1.143cm" svg:x="12.303cm" svg:y="10.652cm">
          <text:p text:style-name="P1">7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414cm" svg:y1="4.556cm" svg:x2="8.874cm" svg:y2="6.08cm">
          <text:p/>
        </draw:line>
        <draw:line draw:style-name="gr3" draw:text-style-name="P4" draw:layer="layout" svg:x1="8.112cm" svg:y1="6.715cm" svg:x2="5.318cm" svg:y2="8.493cm">
          <text:p/>
        </draw:line>
        <draw:line draw:style-name="gr3" draw:text-style-name="P4" draw:layer="layout" svg:x1="4.683cm" svg:y1="9.255cm" svg:x2="3.159cm" svg:y2="10.906cm">
          <text:p/>
        </draw:line>
        <draw:line draw:style-name="gr3" draw:text-style-name="P4" draw:layer="layout" svg:x1="5.191cm" svg:y1="9.128cm" svg:x2="5.953cm" svg:y2="10.779cm">
          <text:p/>
        </draw:line>
        <draw:line draw:style-name="gr3" draw:text-style-name="P4" draw:layer="layout" svg:x1="8.62cm" svg:y1="6.842cm" svg:x2="9.509cm" svg:y2="8.493cm">
          <text:p/>
        </draw:line>
        <draw:line draw:style-name="gr3" draw:text-style-name="P4" draw:layer="layout" svg:x1="9.763cm" svg:y1="9.255cm" svg:x2="10.652cm" svg:y2="10.779cm">
          <text:p/>
        </draw:line>
        <draw:line draw:style-name="gr3" draw:text-style-name="P4" draw:layer="layout" svg:x1="12.303cm" svg:y1="4.683cm" svg:x2="15.224cm" svg:y2="5.953cm">
          <text:p/>
        </draw:line>
        <draw:line draw:style-name="gr3" draw:text-style-name="P4" draw:layer="layout" svg:x1="15.224cm" svg:y1="6.715cm" svg:x2="13.954cm" svg:y2="8.366cm">
          <text:p/>
        </draw:line>
        <draw:line draw:style-name="gr3" draw:text-style-name="P4" draw:layer="layout" svg:x1="15.986cm" svg:y1="6.461cm" svg:x2="18.399cm" svg:y2="8.112cm">
          <text:p/>
        </draw:line>
        <draw:line draw:style-name="gr3" draw:text-style-name="P4" draw:layer="layout" svg:x1="13.446cm" svg:y1="9.382cm" svg:x2="12.938cm" svg:y2="10.652cm">
          <text:p/>
        </draw:line>
      </draw:page>
      <draw:page draw:name="2" draw:style-name="dp1" draw:master-page-name="Default">
        <draw:custom-shape draw:style-name="gr1" draw:text-style-name="P2" draw:layer="layout" svg:width="1.143cm" svg:height="1.143cm" svg:x="11.287cm" svg:y="3.667cm">
          <text:p text:style-name="P1">5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43cm" svg:height="1.143cm" svg:x="7.858cm" svg:y="5.826cm">
          <text:p text:style-name="P1">3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43cm" svg:height="1.143cm" svg:x="14.97cm" svg:y="5.699cm">
          <text:p text:style-name="P1">8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43cm" svg:height="1.143cm" svg:x="4.429cm" svg:y="8.239cm">
          <text:p text:style-name="P1">2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43cm" svg:height="1.143cm" svg:x="9.128cm" svg:y="8.366cm">
          <text:p text:style-name="P1">4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43cm" svg:height="1.143cm" svg:x="13.192cm" svg:y="8.366cm">
          <text:p text:style-name="P1">7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43cm" svg:height="1.143cm" svg:x="17.764cm" svg:y="8.112cm">
          <text:p text:style-name="P1">8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43cm" svg:height="1.143cm" svg:x="2.143cm" svg:y="10.652cm">
          <text:p text:style-name="P1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43cm" svg:height="1.143cm" svg:x="5.318cm" svg:y="10.652cm">
          <text:p text:style-name="P1">3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43cm" svg:height="1.143cm" svg:x="10.144cm" svg:y="10.652cm">
          <text:p text:style-name="P1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43cm" svg:height="1.143cm" svg:x="12.303cm" svg:y="10.652cm">
          <text:p text:style-name="P1">7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414cm" svg:y1="4.556cm" svg:x2="8.874cm" svg:y2="6.08cm">
          <text:p/>
        </draw:line>
        <draw:line draw:style-name="gr3" draw:text-style-name="P4" draw:layer="layout" svg:x1="8.112cm" svg:y1="6.715cm" svg:x2="5.318cm" svg:y2="8.493cm">
          <text:p/>
        </draw:line>
        <draw:line draw:style-name="gr3" draw:text-style-name="P4" draw:layer="layout" svg:x1="4.683cm" svg:y1="9.255cm" svg:x2="3.159cm" svg:y2="10.906cm">
          <text:p/>
        </draw:line>
        <draw:line draw:style-name="gr3" draw:text-style-name="P4" draw:layer="layout" svg:x1="5.445cm" svg:y1="9.382cm" svg:x2="5.953cm" svg:y2="10.779cm">
          <text:p/>
        </draw:line>
        <draw:line draw:style-name="gr3" draw:text-style-name="P4" draw:layer="layout" svg:x1="8.62cm" svg:y1="6.715cm" svg:x2="9.509cm" svg:y2="8.493cm">
          <text:p/>
        </draw:line>
        <draw:line draw:style-name="gr3" draw:text-style-name="P4" draw:layer="layout" svg:x1="10.144cm" svg:y1="9.382cm" svg:x2="10.779cm" svg:y2="10.779cm">
          <text:p/>
        </draw:line>
        <draw:line draw:style-name="gr3" draw:text-style-name="P4" draw:layer="layout" svg:x1="12.303cm" svg:y1="4.683cm" svg:x2="15.224cm" svg:y2="5.953cm">
          <text:p/>
        </draw:line>
        <draw:line draw:style-name="gr3" draw:text-style-name="P4" draw:layer="layout" svg:x1="15.224cm" svg:y1="6.715cm" svg:x2="14.208cm" svg:y2="8.493cm">
          <text:p/>
        </draw:line>
        <draw:line draw:style-name="gr3" draw:text-style-name="P4" draw:layer="layout" svg:x1="15.986cm" svg:y1="6.461cm" svg:x2="18.399cm" svg:y2="8.112cm">
          <text:p/>
        </draw:line>
        <draw:line draw:style-name="gr3" draw:text-style-name="P4" draw:layer="layout" svg:x1="13.446cm" svg:y1="9.382cm" svg:x2="12.938cm" svg:y2="10.652cm">
          <text:p/>
        </draw:line>
        <draw:custom-shape draw:style-name="gr4" draw:text-style-name="P5" draw:layer="layout" svg:width="19.59cm" svg:height="2.286cm" svg:x="1cm" svg:y="1cm">
          <text:p text:style-name="P5"><text:span text:style-name="T1">红</text:span>黑<text:span text:style-name="T2">树：插入元素</text:span></text:p>
          <text:p text:style-name="P5"><text:span text:style-name="T1">第一种</text:span><text:span text:style-name="T2">情况：</text:span><text:span text:style-name="T3">父节点</text:span><text:span text:style-name="T2">为</text:span><text:span text:style-name="T3">黑色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43cm" svg:height="1.143cm" svg:x="7.731cm" svg:y="10.652cm">
          <text:p text:style-name="P1">new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43cm" svg:height="1.143cm" svg:x="14.462cm" svg:y="10.652cm">
          <text:p text:style-name="P1">new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43cm" svg:height="1.143cm" svg:x="16.494cm" svg:y="10.652cm">
          <text:p text:style-name="P1">new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43cm" svg:height="1.143cm" svg:x="19.034cm" svg:y="10.652cm">
          <text:p text:style-name="P1">new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4.208cm" svg:y1="9.255cm" svg:x2="15.097cm" svg:y2="10.779cm">
          <text:p/>
        </draw:line>
        <draw:line draw:style-name="gr6" draw:text-style-name="P4" draw:layer="layout" svg:x1="18.018cm" svg:y1="9.128cm" svg:x2="17.002cm" svg:y2="10.652cm">
          <text:p/>
        </draw:line>
        <draw:line draw:style-name="gr6" draw:text-style-name="P4" draw:layer="layout" svg:x1="18.78cm" svg:y1="9.128cm" svg:x2="19.669cm" svg:y2="10.779cm">
          <text:p/>
        </draw:line>
        <draw:line draw:style-name="gr6" draw:text-style-name="P4" draw:layer="layout" svg:x1="9.382cm" svg:y1="9.382cm" svg:x2="8.366cm" svg:y2="10.652cm">
          <text:p/>
        </draw:line>
        <draw:custom-shape draw:style-name="gr7" draw:text-style-name="P5" draw:layer="layout" svg:width="19.586cm" svg:height="2.925cm" svg:x="1.004cm" svg:y="13.442cm">
          <text:p text:style-name="P5"><text:span text:style-name="T4">new</text:span>节点：新增节点</text:p>
          <text:p text:style-name="P5">如上图的三个 new 节点，父节点为 黑色，所以可以直接插入</text:p>
          <draw:enhanced-geometry svg:viewBox="0 0 21600 21600" draw:type="rectangle" draw:enhanced-path="M 0 0 L 21600 0 21600 21600 0 21600 0 0 Z N"/>
        </draw:custom-shape>
      </draw:page>
      <draw:page draw:name="3" draw:style-name="dp1" draw:master-page-name="Default">
        <draw:custom-shape draw:style-name="gr1" draw:text-style-name="P2" draw:layer="layout" svg:width="1.143cm" svg:height="1.143cm" svg:x="11.287cm" svg:y="3.667cm">
          <text:p text:style-name="P1">5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43cm" svg:height="1.143cm" svg:x="7.395cm" svg:y="5.584cm">
          <text:p text:style-name="P1">3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43cm" svg:height="1.143cm" svg:x="14.97cm" svg:y="5.699cm">
          <text:p text:style-name="P1">8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43cm" svg:height="1.143cm" svg:x="4.429cm" svg:y="8.239cm">
          <text:p text:style-name="P1">2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43cm" svg:height="1.143cm" svg:x="8.367cm" svg:y="8.219cm">
          <text:p text:style-name="P1">4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43cm" svg:height="1.143cm" svg:x="13.573cm" svg:y="8.493cm">
          <text:p text:style-name="P1">7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43cm" svg:height="1.143cm" svg:x="17.764cm" svg:y="8.112cm">
          <text:p text:style-name="P1">8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43cm" svg:height="1.143cm" svg:x="2.143cm" svg:y="10.652cm">
          <text:p text:style-name="P1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43cm" svg:height="1.143cm" svg:x="5.318cm" svg:y="10.652cm">
          <text:p text:style-name="P1">3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43cm" svg:height="1.143cm" svg:x="8.874cm" svg:y="10.779cm">
          <text:p text:style-name="P1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43cm" svg:height="1.143cm" svg:x="12.811cm" svg:y="10.652cm">
          <text:p text:style-name="P1">7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414cm" svg:y1="4.556cm" svg:x2="8.366cm" svg:y2="5.826cm">
          <text:p/>
        </draw:line>
        <draw:line draw:style-name="gr3" draw:text-style-name="P4" draw:layer="layout" svg:x1="7.477cm" svg:y1="6.334cm" svg:x2="5.318cm" svg:y2="8.493cm">
          <text:p/>
        </draw:line>
        <draw:line draw:style-name="gr3" draw:text-style-name="P4" draw:layer="layout" svg:x1="4.683cm" svg:y1="9.255cm" svg:x2="3.159cm" svg:y2="10.906cm">
          <text:p/>
        </draw:line>
        <draw:line draw:style-name="gr3" draw:text-style-name="P4" draw:layer="layout" svg:x1="5.445cm" svg:y1="9.382cm" svg:x2="5.953cm" svg:y2="10.779cm">
          <text:p/>
        </draw:line>
        <draw:line draw:style-name="gr3" draw:text-style-name="P4" draw:layer="layout" svg:x1="8.239cm" svg:y1="6.588cm" svg:x2="8.747cm" svg:y2="8.239cm">
          <text:p/>
        </draw:line>
        <draw:line draw:style-name="gr3" draw:text-style-name="P4" draw:layer="layout" svg:x1="9.128cm" svg:y1="9.382cm" svg:x2="9.382cm" svg:y2="10.779cm">
          <text:p/>
        </draw:line>
        <draw:line draw:style-name="gr3" draw:text-style-name="P4" draw:layer="layout" svg:x1="12.303cm" svg:y1="4.683cm" svg:x2="15.224cm" svg:y2="5.953cm">
          <text:p/>
        </draw:line>
        <draw:line draw:style-name="gr3" draw:text-style-name="P4" draw:layer="layout" svg:x1="15.224cm" svg:y1="6.715cm" svg:x2="14.208cm" svg:y2="8.493cm">
          <text:p/>
        </draw:line>
        <draw:line draw:style-name="gr3" draw:text-style-name="P4" draw:layer="layout" svg:x1="15.986cm" svg:y1="6.461cm" svg:x2="18.399cm" svg:y2="8.112cm">
          <text:p/>
        </draw:line>
        <draw:line draw:style-name="gr3" draw:text-style-name="P4" draw:layer="layout" svg:x1="13.954cm" svg:y1="9.382cm" svg:x2="13.319cm" svg:y2="10.652cm">
          <text:p/>
        </draw:line>
        <draw:custom-shape draw:style-name="gr4" draw:text-style-name="P5" draw:layer="layout" svg:width="19.59cm" svg:height="2.286cm" svg:x="1cm" svg:y="1cm">
          <text:p text:style-name="P5"><text:span text:style-name="T1">红</text:span>黑<text:span text:style-name="T2">树：插入元素</text:span></text:p>
          <text:p text:style-name="P5"><text:span text:style-name="T1">第二种</text:span><text:span text:style-name="T2">情况：</text:span><text:span text:style-name="T3">父节点</text:span><text:span text:style-name="T2">为</text:span><text:span text:style-name="T1">红色，</text:span><text:span text:style-name="T2">叔父节点为</text:span><text:span text:style-name="T3">黑色，如下图的</text:span><text:span text:style-name="T4">50</text:span><text:span text:style-name="T4">，</text:span><text:span text:style-name="T4">7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43cm" svg:height="1.143cm" svg:x="9.89cm" svg:y="13.319cm">
          <text:p text:style-name="P1">new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9.636cm" svg:y1="11.795cm" svg:x2="10.525cm" svg:y2="13.446cm">
          <text:p/>
        </draw:line>
        <draw:custom-shape draw:style-name="gr2" draw:text-style-name="P3" draw:layer="layout" svg:width="1.143cm" svg:height="1.143cm" svg:x="7.604cm" svg:y="13.319cm">
          <text:p text:style-name="P1">new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9.255cm" svg:y1="11.795cm" svg:x2="8.493cm" svg:y2="13.446cm">
          <text:p/>
        </draw:line>
        <draw:custom-shape draw:style-name="gr2" draw:text-style-name="P3" draw:layer="layout" svg:width="1.143cm" svg:height="1.143cm" svg:x="11.922cm" svg:y="13.319cm">
          <text:p text:style-name="P1">new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43cm" svg:height="1.143cm" svg:x="13.7cm" svg:y="13.319cm">
          <text:p text:style-name="P1">new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3.446cm" svg:y1="11.541cm" svg:x2="14.208cm" svg:y2="13.446cm">
          <text:p/>
        </draw:line>
        <draw:line draw:style-name="gr6" draw:text-style-name="P4" draw:layer="layout" svg:x1="13.192cm" svg:y1="11.541cm" svg:x2="12.43cm" svg:y2="13.446cm">
          <text:p/>
        </draw:line>
        <draw:custom-shape draw:style-name="gr1" draw:text-style-name="P2" draw:layer="layout" svg:width="1.143cm" svg:height="1.143cm" svg:x="8.366cm" svg:y="8.219cm">
          <text:p text:style-name="P1">4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9.127cm" svg:y1="9.382cm" svg:x2="9.381cm" svg:y2="10.779cm">
          <text:p/>
        </draw:line>
        <draw:line draw:style-name="gr6" draw:text-style-name="P4" draw:layer="layout" svg:x1="9.635cm" svg:y1="11.795cm" svg:x2="10.524cm" svg:y2="13.446cm">
          <text:p/>
        </draw:line>
        <draw:custom-shape draw:style-name="gr8" draw:text-style-name="P5" draw:layer="layout" svg:width="9.779cm" svg:height="8.128cm" svg:x="1cm" svg:y="16.616cm">
          <text:p text:style-name="P5"><text:span text:style-name="T5">「</text:span><text:span text:style-name="T5">RL</text:span><text:span text:style-name="T5">」</text:span><text:span text:style-name="T5">46 → 50 → new1 <text:s/></text:span></text:p>
          <text:p text:style-name="P5"><text:tab/>1. 46 → red</text:p>
          <text:p text:style-name="P5"><text:tab/>2. new1 → black</text:p>
          <text:p text:style-name="P5"><text:tab/>3. 50 → 先右旋</text:p>
          <text:p text:style-name="P5"><text:tab/>4. 46 → 左旋</text:p>
          <text:p text:style-name="P5">「RR」46 → 50 → new2</text:p>
          <text:p text:style-name="P6"><text:tab/>1. 46 → red</text:p>
          <text:p text:style-name="P6"><text:span text:style-name="T5"><text:tab/></text:span><text:span text:style-name="T5">2. </text:span>50 → black</text:p>
          <text:p text:style-name="P5"><text:tab/>3. 46 → 左旋</text:p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9.779cm" svg:height="8.128cm" svg:x="10.779cm" svg:y="16.616cm">
          <text:p text:style-name="P5">「LL」76 → 72 → new3</text:p>
          <text:p text:style-name="P6"><text:tab/>1. 76 → red</text:p>
          <text:p text:style-name="P6"><text:tab/>2. 72 → black</text:p>
          <text:p text:style-name="P6"><text:tab/>3. 72 → 先右旋</text:p>
          <text:p text:style-name="P5">「LR」76 → 72 → new4</text:p>
          <text:p text:style-name="P6"><text:tab/>1. 76 → red</text:p>
          <text:p text:style-name="P6"><text:tab/>2. new4 → black</text:p>
          <text:p text:style-name="P6"><text:span text:style-name="T5"><text:tab/></text:span><text:span text:style-name="T5">2. 72 →</text:span>先右旋</text:p>
          <text:p text:style-name="P5"><text:span text:style-name="T5"><text:tab/></text:span><text:span text:style-name="T5">3. 76 →</text:span>右旋</text:p>
          <draw:enhanced-geometry svg:viewBox="0 0 21600 21600" draw:type="rectangle" draw:enhanced-path="M 0 0 L 21600 0 21600 21600 0 21600 0 0 Z N"/>
        </draw:custom-shape>
      </draw:page>
      <draw:page draw:name="4" draw:style-name="dp1" draw:master-page-name="Default">
        <draw:custom-shape draw:style-name="gr1" draw:text-style-name="P2" draw:layer="layout" svg:width="1.143cm" svg:height="1.143cm" svg:x="11.287cm" svg:y="3.667cm">
          <text:p text:style-name="P1">5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43cm" svg:height="1.143cm" svg:x="7.395cm" svg:y="5.584cm">
          <text:p text:style-name="P1">3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43cm" svg:height="1.143cm" svg:x="14.97cm" svg:y="5.699cm">
          <text:p text:style-name="P1">8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43cm" svg:height="1.143cm" svg:x="4.429cm" svg:y="8.239cm">
          <text:p text:style-name="P1">2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43cm" svg:height="1.143cm" svg:x="9.382cm" svg:y="8.239cm">
          <text:p text:style-name="P1">4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43cm" svg:height="1.143cm" svg:x="13.573cm" svg:y="8.493cm">
          <text:p text:style-name="P1">7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43cm" svg:height="1.143cm" svg:x="17.764cm" svg:y="8.112cm">
          <text:p text:style-name="P1">8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143cm" svg:height="1.016cm" svg:x="2.397cm" svg:y="10.779cm">
          <text:p text:style-name="P1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43cm" svg:height="1.143cm" svg:x="6.842cm" svg:y="10.398cm">
          <text:p text:style-name="P1">3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43cm" svg:height="1.143cm" svg:x="10.465cm" svg:y="10.981cm">
          <text:p text:style-name="P1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43cm" svg:height="1.143cm" svg:x="12.811cm" svg:y="10.652cm">
          <text:p text:style-name="P1">7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414cm" svg:y1="4.556cm" svg:x2="8.366cm" svg:y2="5.826cm">
          <text:p/>
        </draw:line>
        <draw:line draw:style-name="gr3" draw:text-style-name="P4" draw:layer="layout" svg:x1="7.477cm" svg:y1="6.334cm" svg:x2="5.318cm" svg:y2="8.493cm">
          <text:p/>
        </draw:line>
        <draw:line draw:style-name="gr3" draw:text-style-name="P4" draw:layer="layout" svg:x1="4.683cm" svg:y1="9.255cm" svg:x2="3.159cm" svg:y2="10.906cm">
          <text:p/>
        </draw:line>
        <draw:line draw:style-name="gr3" draw:text-style-name="P4" draw:layer="layout" svg:x1="5.191cm" svg:y1="9.128cm" svg:x2="7.096cm" svg:y2="10.652cm">
          <text:p/>
        </draw:line>
        <draw:line draw:style-name="gr3" draw:text-style-name="P4" draw:layer="layout" svg:x1="8.239cm" svg:y1="6.588cm" svg:x2="9.763cm" svg:y2="8.239cm">
          <text:p/>
        </draw:line>
        <draw:line draw:style-name="gr3" draw:text-style-name="P4" draw:layer="layout" svg:x1="10.144cm" svg:y1="9.255cm" svg:x2="10.859cm" svg:y2="11.123cm">
          <text:p/>
        </draw:line>
        <draw:line draw:style-name="gr3" draw:text-style-name="P4" draw:layer="layout" svg:x1="12.303cm" svg:y1="4.683cm" svg:x2="15.224cm" svg:y2="5.953cm">
          <text:p/>
        </draw:line>
        <draw:line draw:style-name="gr3" draw:text-style-name="P4" draw:layer="layout" svg:x1="15.224cm" svg:y1="6.715cm" svg:x2="14.208cm" svg:y2="8.493cm">
          <text:p/>
        </draw:line>
        <draw:line draw:style-name="gr3" draw:text-style-name="P4" draw:layer="layout" svg:x1="15.986cm" svg:y1="6.461cm" svg:x2="18.399cm" svg:y2="8.112cm">
          <text:p/>
        </draw:line>
        <draw:line draw:style-name="gr3" draw:text-style-name="P4" draw:layer="layout" svg:x1="13.954cm" svg:y1="9.382cm" svg:x2="13.319cm" svg:y2="10.652cm">
          <text:p/>
        </draw:line>
        <draw:custom-shape draw:style-name="gr4" draw:text-style-name="P5" draw:layer="layout" svg:width="19.59cm" svg:height="2.286cm" svg:x="1cm" svg:y="1cm">
          <text:p text:style-name="P5"><text:span text:style-name="T1">红</text:span>黑<text:span text:style-name="T2">树：插入元素</text:span></text:p>
          <text:p text:style-name="P5"><text:span text:style-name="T1">第二种</text:span><text:span text:style-name="T2">情况：</text:span><text:span text:style-name="T3">父节点</text:span><text:span text:style-name="T2">为</text:span><text:span text:style-name="T1">红色，</text:span><text:span text:style-name="T2">叔父节点为</text:span><text:span text:style-name="T3">黑色，如下图的</text:span><text:span text:style-name="T4">50</text:span><text:span text:style-name="T4">，</text:span><text:span text:style-name="T4">7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43cm" svg:height="1.143cm" svg:x="3.622cm" svg:y="13.261cm">
          <text:p text:style-name="P1">new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3.159cm" svg:y1="11.668cm" svg:x2="4.048cm" svg:y2="13.319cm">
          <text:p/>
        </draw:line>
        <draw:custom-shape draw:style-name="gr2" draw:text-style-name="P3" draw:layer="layout" svg:width="1.143cm" svg:height="1.143cm" svg:x="1.381cm" svg:y="13.319cm">
          <text:p text:style-name="P1">new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2.778cm" svg:y1="11.668cm" svg:x2="2.016cm" svg:y2="13.319cm">
          <text:p/>
        </draw:line>
        <draw:custom-shape draw:style-name="gr2" draw:text-style-name="P3" draw:layer="layout" svg:width="1.143cm" svg:height="1.143cm" svg:x="5.884cm" svg:y="13.16cm">
          <text:p text:style-name="P1">new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43cm" svg:height="1.143cm" svg:x="7.789cm" svg:y="13.16cm">
          <text:p text:style-name="P1">new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7.535cm" svg:y1="11.382cm" svg:x2="8.297cm" svg:y2="13.287cm">
          <text:p/>
        </draw:line>
        <draw:line draw:style-name="gr6" draw:text-style-name="P4" draw:layer="layout" svg:x1="7.281cm" svg:y1="11.382cm" svg:x2="6.519cm" svg:y2="13.28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5T19:52:13.921306023</meta:creation-date>
    <dc:date>2020-07-05T21:37:09.247014496</dc:date>
    <meta:editing-duration>PT1H8M15S</meta:editing-duration>
    <meta:editing-cycles>28</meta:editing-cycles>
    <meta:generator>LibreOffice/6.3.6.2$Linux_X86_64 LibreOffice_project/30$Build-2</meta:generator>
    <meta:document-statistic meta:object-count="117"/>
  </office:meta>
</office:document-meta>
</file>